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I'm currently searching for an Atlanta software engineering position (preferably Android or JavaScript) which will give me good medical, vision, and dental insurance. <text:s text:c="2"/>I'm looking for a salary of around <text:soft-page-break/>$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Breezy's trick list:</text:p>
      <text:p text:style-name="Standard">Sit</text:p>
      <text:p text:style-name="Standard">Come here</text:p>
      <text:p text:style-name="Standard">Stay</text:p>
      <text:p text:style-name="Standard">Up</text:p>
      <text:p text:style-name="Standard"><text:soft-page-break/>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text:soft-page-break/>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text:soft-page-break/>(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text:soft-page-break/></text:p>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ext:soft-page-break/>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text:soft-page-break/>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text:soft-page-break/>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ext:soft-page-break/>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text:soft-page-break/>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oft-page-break/><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text:soft-page-break/>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text:soft-page-break/>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text:soft-page-break/>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text:soft-page-break/></text:p>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text:soft-page-break/>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text:soft-page-break/>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ext:soft-page-break/>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text:soft-page-break/>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text:soft-page-break/>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text:soft-page-break/>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text:soft-page-break/>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text:soft-page-break/></text:p>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ext:soft-page-break/>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text:soft-page-break/>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text:soft-page-break/>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text:soft-page-break/>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text:soft-page-break/>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text:soft-page-break/>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text:soft-page-break/>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text:soft-page-break/>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text:soft-page-break/></text:p>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text:soft-page-break/>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text:soft-page-break/>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8.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9.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soft-page-break/><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text:soft-page-break/>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text:soft-page-break/>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text:soft-page-break/></text:p>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text:soft-page-break/>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ext:soft-page-break/>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text:soft-page-break/>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text:soft-page-break/>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text:soft-page-break/>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text:soft-page-break/>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text:soft-page-break/>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text:soft-page-break/>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text:soft-page-break/>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text:soft-page-break/>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text:soft-page-break/>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text:soft-page-break/>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text:soft-page-break/>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text:soft-page-break/>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text:soft-page-break/>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text:soft-page-break/>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text:soft-page-break/>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text:soft-page-break/>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text:soft-page-break/>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text:soft-page-break/>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text:soft-page-break/>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text:soft-page-break/>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text:soft-page-break/>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text:soft-page-break/>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text:soft-page-break/>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text:soft-page-break/>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text:soft-page-break/>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back to my house which was strangely at the sidewalk's end rather than its side. <text:s/>As I ran across, I fell in and I woke up while I was sinking. <text:s/>The dream seemed to last for hours, but those are all the details I remember.</text:p>
      <text:p text:style-name="Standard"><text:soft-page-break/>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like an older anime version of Raven from Teen Titans but with red eyes and the biggest grin is trying to rise in my mind's eye now. <text:s/>Her hair is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5T12:05:03.512000000</dc:date>
    <meta:editing-duration>PT1H21M15S</meta:editing-duration>
    <meta:editing-cycles>80</meta:editing-cycles>
    <meta:generator>LibreOffice/7.2.1.2$Windows_X86_64 LibreOffice_project/87b77fad49947c1441b67c559c339af8f3517e22</meta:generator>
    <meta:document-statistic meta:table-count="0" meta:image-count="0" meta:object-count="0" meta:page-count="211" meta:paragraph-count="2575" meta:word-count="139668" meta:character-count="776952" meta:non-whitespace-character-count="630549"/>
  </office:meta>
</office:document-meta>
</file>